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ab1e" officeooo:paragraph-rsid="0007ab1e"/>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officeooo:rsid="0007ab1e" officeooo:paragraph-rsid="0007ab1e" style:font-weight-asian="bold" style:font-weight-complex="bold"/>
    </style:style>
    <style:style style:name="P3" style:family="paragraph" style:parent-style-name="Standard">
      <style:paragraph-properties fo:text-align="center" style:justify-single-word="false"/>
      <style:text-properties fo:font-weight="bold" officeooo:rsid="0007ab1e" officeooo:paragraph-rsid="0007ab1e" style:font-weight-asian="bold" style:font-weight-complex="bold"/>
    </style:style>
    <style:style style:name="T1" style:family="text">
      <style:text-properties officeooo:rsid="000918b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nctional Description of the Product</text:p>
      <text:p text:style-name="P2"/>
      <text:p text:style-name="P3">The Lock</text:p>
      <text:p text:style-name="P3"/>
      <text:p text:style-name="P1">The Lock should be wireless running on 4 AA batteries. It should have atleast 6 months battery <text:span text:style-name="T1">life</text:span>. The Lock should be made by modifying a well known lock in the market whom people have a trust on their quality. <text:span text:style-name="T1">The lock should have low power Radio frequency connection(preferably BLE) to the Master controller. It shouldn’t have any other source of power other than batteries. It should not be mortise lock. It should have traditional key access. It should be of size less than or equal to _________. It should be able to connect to master controller and mobile applications simultaneously. It should have encrytpted communication with mobile application or master controller. It should get locked/unlocked if user is in vicinity of the door lock. It should notify intrusion alert even in case of power failure. It can be automatic as if you leaves the home it should detect that and unlocks itsel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4T21:19:06.477142618</meta:creation-date>
    <meta:editing-duration>PT21S</meta:editing-duration>
    <meta:editing-cycles>2</meta:editing-cycles>
    <meta:generator>LibreOffice/5.1.4.2$Linux_X86_64 LibreOffice_project/10m0$Build-2</meta:generator>
    <dc:date>2016-08-14T21:19:25.922644816</dc:date>
    <meta:document-statistic meta:table-count="0" meta:image-count="0" meta:object-count="0" meta:page-count="1" meta:paragraph-count="3" meta:word-count="160" meta:character-count="946" meta:non-whitespace-character-count="789"/>
  </office:meta>
</office:document-meta>
</file>